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922742728240232752" text:style-name="L1">
        <text:list-item>
          <text:p text:style-name="P1">Front page</text:p>
          <text:list>
            <text:list-item>
              <text:p text:style-name="P1">Login / Create Account</text:p>
            </text:list-item>
            <text:list-item>
              <text:p text:style-name="P1">Petition Search</text:p>
            </text:list-item>
            <text:list-item>
              <text:p text:style-name="P1">(once logged in)</text:p>
              <text:list>
                <text:list-item>
                  <text:p text:style-name="P1">Create Petition</text:p>
                </text:list-item>
                <text:list-item>
                  <text:p text:style-name="P1">Petition Search</text:p>
                </text:list-item>
                <text:list-item>
                  <text:p text:style-name="P1">Account Portal</text:p>
                </text:list-item>
                <text:list-item>
                  <text:p text:style-name="P1">Logout</text:p>
                </text:list-item>
              </text:list>
            </text:list-item>
          </text:list>
        </text:list-item>
        <text:list-item>
          <text:p text:style-name="P1">Login Page</text:p>
          <text:list>
            <text:list-item>
              <text:p text:style-name="P1">Username </text:p>
            </text:list-item>
            <text:list-item>
              <text:p text:style-name="P1">Password</text:p>
            </text:list-item>
            <text:list-item>
              <text:p text:style-name="P1">Link to Create Account </text:p>
            </text:list-item>
            <text:list-item>
              <text:p text:style-name="P1">info blurb for Instructors email <text:s/></text:p>
            </text:list-item>
          </text:list>
        </text:list-item>
        <text:list-item>
          <text:p text:style-name="P1">Create Account</text:p>
          <text:list>
            <text:list-item>
              <text:p text:style-name="P1">Username ? (perhaps we generate it from the name+ssid using some formula</text:p>
            </text:list-item>
            <text:list-item>
              <text:p text:style-name="P1">Name</text:p>
            </text:list-item>
            <text:list-item>
              <text:p text:style-name="P1">SSID</text:p>
            </text:list-item>
            <text:list-item>
              <text:p text:style-name="P1">Email (password recovery and for petition success notification) or [for future use?]phone number (SMS enabled)</text:p>
            </text:list-item>
          </text:list>
        </text:list-item>
        <text:list-item>
          <text:p text:style-name="P1">Petition Search</text:p>
          <text:list>
            <text:list-item>
              <text:p text:style-name="P1">Search field</text:p>
              <text:list>
                <text:list-item>
                  <text:p text:style-name="P1">Search by words in description and title</text:p>
                </text:list-item>
                <text:list-item>
                  <text:p text:style-name="P1">Search by department + class number</text:p>
                </text:list-item>
              </text:list>
            </text:list-item>
            <text:list-item>
              <text:p text:style-name="P1">Browse active petitions</text:p>
              <text:list>
                <text:list-item>
                  <text:p text:style-name="P1">Sorted by department</text:p>
                  <text:list>
                    <text:list-item>
                      <text:p text:style-name="P1">Sorted by numbe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">Petition Page</text:p>
          <text:list>
            <text:list-item>
              <text:p text:style-name="P1">Contains Class Name and Number</text:p>
            </text:list-item>
            <text:list-item>
              <text:p text:style-name="P1">Contains Number of signatures</text:p>
            </text:list-item>
            <text:list-item>
              <text:p text:style-name="P1">Contains description</text:p>
              <text:list>
                <text:list-item>
                  <text:p text:style-name="P1">future update will have a calendar week view with availability</text:p>
                </text:list-item>
              </text:list>
            </text:list-item>
            <text:list-item>
              <text:p text:style-name="P1">On the bottom there will be</text:p>
              <text:list>
                <text:list-item>
                  <text:p text:style-name="P1">Login / Create Account to Sign petition (if not logged in)</text:p>
                </text:list-item>
                <text:list-item>
                  <text:p text:style-name="P1">Sign Petition ( if logged in )</text:p>
                  <text:list>
                    <text:list-item>
                      <text:p text:style-name="P1">This will say remove signature if you have already logged in and have signed already</text:p>
                    </text:list-item>
                  </text:list>
                </text:list-item>
                <text:list-item>
                  <text:p text:style-name="P1">(if this is the petition creator and they are logged in)</text:p>
                  <text:list>
                    <text:list-item>
                      <text:p text:style-name="P1">Edit petition</text:p>
                    </text:list-item>
                    <text:list-item>
                      <text:p text:style-name="P1">Delete Petition</text:p>
                    </text:list-item>
                  </text:list>
                </text:list-item>
                <text:list-item>
                  <text:p text:style-name="P1">Return to Main</text:p>
                </text:list-item>
              </text:list>
            </text:list-item>
          </text:list>
        </text:list-item>
        <text:list-item>
          <text:p text:style-name="P1">Create Petition</text:p>
          <text:list>
            <text:list-item>
              <text:p text:style-name="P1">Department</text:p>
            </text:list-item>
            <text:list-item>
              <text:p text:style-name="P1">Class ID</text:p>
            </text:list-item>
            <text:list-item>
              <text:p text:style-name="P1">Description</text:p>
            </text:list-item>
            <text:list-item>
              <text:p text:style-name="P1">Preview Submission</text:p>
              <text:list>
                <text:list-item>
                  <text:p text:style-name="P1"><text:soft-page-break/>Submit</text:p>
                </text:list-item>
              </text:list>
            </text:list-item>
          </text:list>
        </text:list-item>
        <text:list-item>
          <text:p text:style-name="P1"/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er Seet</meta:initial-creator>
    <meta:creation-date>2014-09-21T11:58:09.29</meta:creation-date>
    <dc:date>2014-09-26T21:12:07.99</dc:date>
    <dc:creator>Oliver Seet</dc:creator>
    <meta:editing-duration>PT2H47M37S</meta:editing-duration>
    <meta:editing-cycles>3</meta:editing-cycles>
    <meta:generator>OpenOffice/4.0.1$Win32 OpenOffice.org_project/401m5$Build-9714</meta:generator>
    <meta:document-statistic meta:table-count="0" meta:image-count="0" meta:object-count="0" meta:page-count="2" meta:paragraph-count="44" meta:word-count="221" meta:character-count="1125"/>
  </office:meta>
</office:document-meta>
</file>